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975f9" officeooo:paragraph-rsid="000975f9" style:font-size-asian="12.25pt" style:font-size-complex="14pt"/>
    </style:style>
    <style:style style:name="P2" style:family="paragraph" style:parent-style-name="Standard">
      <style:text-properties fo:font-size="14pt" officeooo:rsid="000b75a5" officeooo:paragraph-rsid="000b75a5" style:font-size-asian="12.25pt" style:font-size-complex="14pt"/>
    </style:style>
    <style:style style:name="P3" style:family="paragraph" style:parent-style-name="Standard">
      <style:text-properties fo:font-size="14pt" officeooo:rsid="000cedb5" officeooo:paragraph-rsid="000cedb5" style:font-size-asian="12.25pt" style:font-size-complex="14pt"/>
    </style:style>
    <style:style style:name="P4" style:family="paragraph" style:parent-style-name="Standard">
      <style:text-properties fo:font-size="14pt" officeooo:rsid="000de532" officeooo:paragraph-rsid="000de532" style:font-size-asian="12.25pt" style:font-size-complex="14pt"/>
    </style:style>
    <style:style style:name="P5" style:family="paragraph" style:parent-style-name="Standard">
      <style:text-properties fo:font-size="14pt" officeooo:rsid="000fda5a" officeooo:paragraph-rsid="000fda5a" style:font-size-asian="12.25pt" style:font-size-complex="14pt"/>
    </style:style>
    <style:style style:name="P6" style:family="paragraph" style:parent-style-name="Standard">
      <style:text-properties fo:font-size="14pt" officeooo:rsid="0010eddb" officeooo:paragraph-rsid="0010eddb" style:font-size-asian="12.25pt" style:font-size-complex="14pt"/>
    </style:style>
    <style:style style:name="P7" style:family="paragraph" style:parent-style-name="Standard">
      <style:text-properties fo:font-size="14pt" officeooo:rsid="0014b4c0" officeooo:paragraph-rsid="0014b4c0" style:font-size-asian="12.25pt" style:font-size-complex="14pt"/>
    </style:style>
    <style:style style:name="P8" style:family="paragraph" style:parent-style-name="Standard">
      <style:text-properties fo:font-size="14pt" officeooo:rsid="002170db" officeooo:paragraph-rsid="002170db" style:font-size-asian="12.25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#include&lt;stdio.h&gt;</text:p>
      <text:p text:style-name="P1">#include&lt;iostream&gt;</text:p>
      <text:p text:style-name="P1">using namespace std;</text:p>
      <text:p text:style-name="P1">int main()</text:p>
      <text:p text:style-name="P1">{</text:p>
      <text:p text:style-name="P1"><text:s text:c="4"/>int num,i=0,flag=0;</text:p>
      <text:p text:style-name="P1"><text:s text:c="4"/>cout&lt;&lt;"Enter a Number:-";</text:p>
      <text:p text:style-name="P1"><text:s text:c="4"/>cin&gt;&gt;num;</text:p>
      <text:p text:style-name="P1"><text:s text:c="4"/>for(i=num/2;i&gt;1;i--)</text:p>
      <text:p text:style-name="P1"><text:s text:c="4"/>{</text:p>
      <text:p text:style-name="P1"><text:s text:c="8"/>if(num%i==0)</text:p>
      <text:p text:style-name="P1"><text:s text:c="8"/>{</text:p>
      <text:p text:style-name="P1"><text:s text:c="12"/>flag=1;</text:p>
      <text:p text:style-name="P1"><text:s text:c="12"/>break;</text:p>
      <text:p text:style-name="P1"><text:s text:c="8"/>}</text:p>
      <text:p text:style-name="P1"><text:s text:c="4"/>}</text:p>
      <text:p text:style-name="P1"><text:s text:c="4"/>if(flag)</text:p>
      <text:p text:style-name="P1"><text:s text:c="8"/>cout&lt;&lt;"The Number " &lt;&lt; num &lt;&lt;" is not a Prime Number.\n";</text:p>
      <text:p text:style-name="P1"><text:s text:c="4"/>else</text:p>
      <text:p text:style-name="P1"><text:s text:c="8"/>cout&lt;&lt;"The Number " &lt;&lt; num &lt;&lt;" is Prime Number.\n";</text:p>
      <text:p text:style-name="P1"><text:s text:c="4"/>return 0;</text:p>
      <text:p text:style-name="P1">}</text:p>
      <text:p text:style-name="P1"/>
      <text:p text:style-name="P1">2.#include&lt;stdio.h&gt;</text:p>
      <text:p text:style-name="P1">#include&lt;iostream&gt;</text:p>
      <text:p text:style-name="P1">using namespace std;</text:p>
      <text:p text:style-name="P1">int main()</text:p>
      <text:p text:style-name="P1">{</text:p>
      <text:p text:style-name="P1"><text:s text:c="4"/>int num,numt,i,high=0,h;</text:p>
      <text:p text:style-name="P1"><text:s text:c="4"/>cout&lt;&lt;"Enter a Number :-";</text:p>
      <text:p text:style-name="P1"><text:s text:c="4"/>cin&gt;&gt;num;</text:p>
      <text:p text:style-name="P1"><text:s text:c="4"/>numt=num;</text:p>
      <text:p text:style-name="P1"><text:s text:c="4"/>while(numt)</text:p>
      <text:p text:style-name="P1"><text:s text:c="4"/>{</text:p>
      <text:p text:style-name="P1"><text:s text:c="7"/>h=numt%10;</text:p>
      <text:p text:style-name="P1"><text:s text:c="7"/>numt/=10;</text:p>
      <text:p text:style-name="P1"><text:s text:c="7"/>if(high&lt;h)</text:p>
      <text:p text:style-name="P1"><text:s text:c="12"/>high=h;</text:p>
      <text:p text:style-name="P1"><text:s text:c="4"/>}</text:p>
      <text:p text:style-name="P1"><text:s text:c="4"/>cout&lt;&lt;"The highest value digit in " &lt;&lt;num &lt;&lt;" is " &lt;&lt;high &lt;&lt;" .\n";</text:p>
      <text:p text:style-name="P1"><text:s text:c="4"/>return 0;</text:p>
      <text:p text:style-name="P1">}</text:p>
      <text:p text:style-name="P1"/>
      <text:p text:style-name="P1"/>
      <text:p text:style-name="P1"/>
      <text:p text:style-name="P2"><text:soft-page-break/>3.#include&lt;stdio.h&gt;</text:p>
      <text:p text:style-name="P2">#include&lt;iostream&gt;</text:p>
      <text:p text:style-name="P2">using namespace std;</text:p>
      <text:p text:style-name="P2">int main()</text:p>
      <text:p text:style-name="P2">{</text:p>
      <text:p text:style-name="P2"><text:s text:c="4"/>int num,numt,pow,i;</text:p>
      <text:p text:style-name="P2"><text:s text:c="4"/>cout&lt;&lt;"Enter a Number and it's Power :-";</text:p>
      <text:p text:style-name="P2"><text:s text:c="4"/>cin&gt;&gt;num&gt;&gt;pow;</text:p>
      <text:p text:style-name="P2"><text:s text:c="4"/>numt=num;</text:p>
      <text:p text:style-name="P2"><text:s text:c="4"/>for(i=pow;i&gt;1;i--)</text:p>
      <text:p text:style-name="P2"><text:s text:c="4"/>{</text:p>
      <text:p text:style-name="P2"><text:s text:c="8"/>numt=numt*num;</text:p>
      <text:p text:style-name="P2"><text:s text:c="4"/>}</text:p>
      <text:p text:style-name="P2"><text:s text:c="4"/>cout&lt;&lt;num &lt;&lt;" raised to the power " &lt;&lt;pow &lt;&lt;" is " &lt;&lt;numt &lt;&lt;"\n";</text:p>
      <text:p text:style-name="P2"><text:s text:c="4"/>return 0;</text:p>
      <text:p text:style-name="P2">}</text:p>
      <text:p text:style-name="P2"/>
      <text:p text:style-name="P3">4.#include&lt;stdio.h&gt;</text:p>
      <text:p text:style-name="P3">#include&lt;iostream&gt;</text:p>
      <text:p text:style-name="P3">using namespace std;</text:p>
      <text:p text:style-name="P3">int comb(int,int);</text:p>
      <text:p text:style-name="P3">int fact(int);</text:p>
      <text:p text:style-name="P3"/>
      <text:p text:style-name="P3">int fact(int n)</text:p>
      <text:p text:style-name="P3">{</text:p>
      <text:p text:style-name="P3"><text:s text:c="4"/>int num=1;</text:p>
      <text:p text:style-name="P3"><text:s text:c="4"/>while(n&gt;=1)</text:p>
      <text:p text:style-name="P3"><text:s text:c="4"/>{</text:p>
      <text:p text:style-name="P3"><text:s text:c="8"/>num*=n;</text:p>
      <text:p text:style-name="P3"><text:s text:c="8"/>n--;</text:p>
      <text:p text:style-name="P3"><text:s text:c="4"/>}</text:p>
      <text:p text:style-name="P3"><text:s text:c="4"/>return num;</text:p>
      <text:p text:style-name="P3">}</text:p>
      <text:p text:style-name="P3"/>
      <text:p text:style-name="P3">int comb(int n,int r)</text:p>
      <text:p text:style-name="P3">{</text:p>
      <text:p text:style-name="P3"><text:s text:c="4"/>return (fact(n)/(fact(n-r)*fact(r)));</text:p>
      <text:p text:style-name="P3">}</text:p>
      <text:p text:style-name="P3"/>
      <text:p text:style-name="P3"/>
      <text:p text:style-name="P3">int main()</text:p>
      <text:p text:style-name="P3">{</text:p>
      <text:p text:style-name="P3"><text:s text:c="4"/>int line,col,row,k,r;</text:p>
      <text:p text:style-name="P3"><text:s text:c="4"/>cout&lt;&lt;"Enter the number of lines :-";</text:p>
      <text:p text:style-name="P3"><text:s text:c="4"/>cin&gt;&gt;line;</text:p>
      <text:p text:style-name="P3"><text:soft-page-break/><text:s text:c="4"/>for(row=1;row&lt;=line;row++)</text:p>
      <text:p text:style-name="P3"><text:s text:c="4"/>{</text:p>
      <text:p text:style-name="P3"><text:s text:c="8"/>k=1;</text:p>
      <text:p text:style-name="P3"><text:s text:c="8"/>r=0;</text:p>
      <text:p text:style-name="P3"><text:s text:c="8"/>for(col=1;col&lt;=2*line-1;col++)</text:p>
      <text:p text:style-name="P3"><text:s text:c="8"/>{</text:p>
      <text:p text:style-name="P3"><text:s text:c="12"/>if(col&gt;=line+1-row &amp;&amp; col&lt;=line-1+row &amp;&amp; k)</text:p>
      <text:p text:style-name="P3"><text:s text:c="12"/>{</text:p>
      <text:p text:style-name="P3"><text:s text:c="16"/>cout&lt;&lt;" <text:s/>"&lt;&lt;comb(row-1,r) &lt;&lt;" <text:s/>";</text:p>
      <text:p text:style-name="P3"><text:s text:c="16"/>r++;</text:p>
      <text:p text:style-name="P3"><text:s text:c="16"/>k=0;</text:p>
      <text:p text:style-name="P3"><text:s text:c="12"/>}</text:p>
      <text:p text:style-name="P3"><text:s text:c="12"/>else</text:p>
      <text:p text:style-name="P3"><text:s text:c="12"/>{</text:p>
      <text:p text:style-name="P3"><text:s text:c="16"/>cout&lt;&lt;" <text:s text:c="4"/>";</text:p>
      <text:p text:style-name="P3"><text:s text:c="16"/>k=1;</text:p>
      <text:p text:style-name="P3"><text:s text:c="12"/>}</text:p>
      <text:p text:style-name="P3"><text:s text:c="8"/>}</text:p>
      <text:p text:style-name="P3"><text:s text:c="8"/>cout&lt;&lt;"\n";</text:p>
      <text:p text:style-name="P3"><text:s text:c="4"/>}</text:p>
      <text:p text:style-name="P3"><text:s text:c="4"/>return 0;</text:p>
      <text:p text:style-name="P3">}</text:p>
      <text:p text:style-name="P3"/>
      <text:p text:style-name="P4">5.#include&lt;stdio.h&gt;</text:p>
      <text:p text:style-name="P4">#include&lt;iostream&gt;</text:p>
      <text:p text:style-name="P4">using namespace std;</text:p>
      <text:p text:style-name="P4">int fib(int);</text:p>
      <text:p text:style-name="P4">int main()</text:p>
      <text:p text:style-name="P4">{</text:p>
      <text:p text:style-name="P4"><text:s text:c="4"/>int num,flag;</text:p>
      <text:p text:style-name="P4"><text:s text:c="4"/>cout&lt;&lt;"Enter any number :-";</text:p>
      <text:p text:style-name="P4"><text:s text:c="4"/>cin&gt;&gt;num;</text:p>
      <text:p text:style-name="P4"><text:s text:c="4"/>flag=fib(num);</text:p>
      <text:p text:style-name="P4"><text:s text:c="4"/>if(flag)</text:p>
      <text:p text:style-name="P4"><text:s text:c="8"/>cout&lt;&lt;"The number " &lt;&lt;num &lt;&lt;" is in Fibonnaci Series.\n";</text:p>
      <text:p text:style-name="P4"><text:s text:c="4"/>else</text:p>
      <text:p text:style-name="P4"><text:s text:c="8"/>cout&lt;&lt;"The number " &lt;&lt;num &lt;&lt;" is not in Fibonnaci Series.\n";</text:p>
      <text:p text:style-name="P4"><text:s text:c="4"/>return 0;</text:p>
      <text:p text:style-name="P4">}</text:p>
      <text:p text:style-name="P4"/>
      <text:p text:style-name="P4">int fib(int n)</text:p>
      <text:p text:style-name="P4">{</text:p>
      <text:p text:style-name="P4"><text:s text:c="4"/>int a=0,b=1,c,flag=0,i;</text:p>
      <text:p text:style-name="P4"><text:s text:c="4"/>for(i=0;i&lt;102;i++)</text:p>
      <text:p text:style-name="P4"><text:s text:c="4"/>{</text:p>
      <text:p text:style-name="P4"><text:soft-page-break/><text:s text:c="8"/>if(n==a)</text:p>
      <text:p text:style-name="P4"><text:s text:c="8"/>{</text:p>
      <text:p text:style-name="P4"><text:s text:c="12"/>flag=1;</text:p>
      <text:p text:style-name="P4"><text:s text:c="12"/>break;</text:p>
      <text:p text:style-name="P4"><text:s text:c="8"/>}</text:p>
      <text:p text:style-name="P4"><text:s text:c="8"/>c=a+b;</text:p>
      <text:p text:style-name="P4"><text:s text:c="8"/>a=b;</text:p>
      <text:p text:style-name="P4"><text:s text:c="8"/>b=c;</text:p>
      <text:p text:style-name="P4"><text:s text:c="4"/>}</text:p>
      <text:p text:style-name="P4"><text:s text:c="4"/>return flag; <text:s text:c="2"/></text:p>
      <text:p text:style-name="P4">}</text:p>
      <text:p text:style-name="P4"/>
      <text:p text:style-name="P5">6.#include&lt;stdio.h&gt;</text:p>
      <text:p text:style-name="P5">#include&lt;iostream&gt;</text:p>
      <text:p text:style-name="P5">using namespace std;</text:p>
      <text:p text:style-name="P5">void swap(int&amp;,int&amp;);</text:p>
      <text:p text:style-name="P5">int main()</text:p>
      <text:p text:style-name="P5">{</text:p>
      <text:p text:style-name="P5"><text:s text:c="4"/>int num1,num2;</text:p>
      <text:p text:style-name="P5"><text:s text:c="4"/>cout&lt;&lt;"Enter two numbers :-";</text:p>
      <text:p text:style-name="P5"><text:s text:c="4"/>cin&gt;&gt;num1&gt;&gt;num2;</text:p>
      <text:p text:style-name="P5"><text:s text:c="4"/>cout&lt;&lt;"1st number is "&lt;&lt;num1&lt;&lt;"\n"&lt;&lt;"2nd number is "&lt;&lt;num2&lt;&lt;"\n";</text:p>
      <text:p text:style-name="P5"><text:s text:c="4"/>swap(num1,num2);</text:p>
      <text:p text:style-name="P5"><text:s text:c="4"/>cout&lt;&lt;"After swapping .\n";</text:p>
      <text:p text:style-name="P5"><text:s text:c="4"/>cout&lt;&lt;"1st number is "&lt;&lt;num1&lt;&lt;"\n"&lt;&lt;"2nd number is "&lt;&lt;num2&lt;&lt;"\n";</text:p>
      <text:p text:style-name="P5"><text:s text:c="4"/>return 0;</text:p>
      <text:p text:style-name="P5">}</text:p>
      <text:p text:style-name="P5"/>
      <text:p text:style-name="P5">void swap(int &amp;a,int &amp;b)</text:p>
      <text:p text:style-name="P5">{</text:p>
      <text:p text:style-name="P5"><text:s text:c="4"/>int temp;</text:p>
      <text:p text:style-name="P5"><text:s text:c="4"/>temp=a;</text:p>
      <text:p text:style-name="P5"><text:s text:c="4"/>a=b;</text:p>
      <text:p text:style-name="P5"><text:s text:c="4"/>b=temp;</text:p>
      <text:p text:style-name="P5">}</text:p>
      <text:p text:style-name="P5"/>
      <text:p text:style-name="P6">7.#include &lt;stdio.h&gt;</text:p>
      <text:p text:style-name="P6">#include &lt;iostream&gt;</text:p>
      <text:p text:style-name="P6">using namespace std;</text:p>
      <text:p text:style-name="P6">void add(int a, int b, int c = 0);</text:p>
      <text:p text:style-name="P6">int main()</text:p>
      <text:p text:style-name="P6">{</text:p>
      <text:p text:style-name="P6"><text:s text:c="4"/>int num1, num2, num3;</text:p>
      <text:p text:style-name="P6"><text:s text:c="4"/>cout &lt;&lt; "Enter three numbers :-";</text:p>
      <text:p text:style-name="P6"><text:s text:c="4"/>cin &gt;&gt; num1 &gt;&gt; num2 &gt;&gt; num3;</text:p>
      <text:p text:style-name="P6"><text:soft-page-break/><text:s text:c="4"/>if (num3 == 'n')</text:p>
      <text:p text:style-name="P6"><text:s text:c="4"/>{</text:p>
      <text:p text:style-name="P6"><text:s text:c="8"/>add(num1, num2);</text:p>
      <text:p text:style-name="P6"><text:s text:c="4"/>}</text:p>
      <text:p text:style-name="P6"><text:s text:c="4"/>else</text:p>
      <text:p text:style-name="P6"><text:s text:c="8"/>add(num1, num2, num3);</text:p>
      <text:p text:style-name="P6"><text:s text:c="4"/>return 0;</text:p>
      <text:p text:style-name="P6">}</text:p>
      <text:p text:style-name="P6"/>
      <text:p text:style-name="P6">void add(int a, int b, int c)</text:p>
      <text:p text:style-name="P6">{</text:p>
      <text:p text:style-name="P6"><text:s text:c="4"/>int sum;</text:p>
      <text:p text:style-name="P6"><text:s text:c="4"/>sum = a + b + c;</text:p>
      <text:p text:style-name="P6"><text:s text:c="4"/>cout &lt;&lt; "The sum is " &lt;&lt; sum &lt;&lt; endl;</text:p>
      <text:p text:style-name="P6">}</text:p>
      <text:p text:style-name="P6"/>
      <text:p text:style-name="P7">8.#include&lt;iostream&gt;</text:p>
      <text:p text:style-name="P7">using namespace std;</text:p>
      <text:p text:style-name="P7">void area(float);</text:p>
      <text:p text:style-name="P7">void area(float,float);</text:p>
      <text:p text:style-name="P7">void area(int,int);</text:p>
      <text:p text:style-name="P7">int main()</text:p>
      <text:p text:style-name="P7">{</text:p>
      <text:p text:style-name="P7"><text:s text:c="4"/>float rad,base,ht;</text:p>
      <text:p text:style-name="P7"><text:s text:c="4"/>int num,len,bre;</text:p>
      <text:p text:style-name="P7"><text:s text:c="4"/>cout&lt;&lt;"Whose area you would like to find out :-"&lt;&lt;endl;</text:p>
      <text:p text:style-name="P7"><text:s text:c="4"/>cout&lt;&lt;"1.Circle"&lt;&lt;endl&lt;&lt;"2.Rectangle"&lt;&lt;endl&lt;&lt;"3.Triangle"&lt;&lt;endl;</text:p>
      <text:p text:style-name="P7"><text:s text:c="4"/>cin&gt;&gt;num;</text:p>
      <text:p text:style-name="P7"><text:s text:c="4"/>switch(num)</text:p>
      <text:p text:style-name="P7"><text:s text:c="4"/>{</text:p>
      <text:p text:style-name="P7"><text:s text:c="8"/>case 1:</text:p>
      <text:p text:style-name="P7"><text:s text:c="8"/>cout&lt;&lt;"Enter radius of circle :-";</text:p>
      <text:p text:style-name="P7"><text:s text:c="8"/>cin&gt;&gt;rad;</text:p>
      <text:p text:style-name="P7"><text:s text:c="8"/>area(rad);</text:p>
      <text:p text:style-name="P7"><text:s text:c="8"/>break;</text:p>
      <text:p text:style-name="P7"/>
      <text:p text:style-name="P7"><text:s text:c="8"/>case 2:</text:p>
      <text:p text:style-name="P7"><text:s text:c="8"/>cout&lt;&lt;"Enter length and breadth of the triangle :-";</text:p>
      <text:p text:style-name="P7"><text:s text:c="8"/>cin&gt;&gt;len&gt;&gt;bre;</text:p>
      <text:p text:style-name="P7"><text:s text:c="8"/>area(len,bre);</text:p>
      <text:p text:style-name="P7"><text:s text:c="8"/>break;</text:p>
      <text:p text:style-name="P7"/>
      <text:p text:style-name="P7"><text:s text:c="8"/>case 3:</text:p>
      <text:p text:style-name="P7"><text:s text:c="8"/>cout&lt;&lt;"Enter base and heigth of the triangle :-";</text:p>
      <text:p text:style-name="P7"><text:s text:c="8"/>cin&gt;&gt;base&gt;&gt;ht;</text:p>
      <text:p text:style-name="P7"><text:soft-page-break/><text:s text:c="8"/>area(base,ht);</text:p>
      <text:p text:style-name="P7"><text:s text:c="8"/>break;</text:p>
      <text:p text:style-name="P7"/>
      <text:p text:style-name="P7"><text:s text:c="8"/>default :</text:p>
      <text:p text:style-name="P7"><text:s text:c="8"/>cout&lt;&lt;"Incorrect Choice";</text:p>
      <text:p text:style-name="P7"><text:s text:c="4"/>}</text:p>
      <text:p text:style-name="P7"><text:s text:c="4"/>return 0;</text:p>
      <text:p text:style-name="P7">}</text:p>
      <text:p text:style-name="P7"/>
      <text:p text:style-name="P7">void area(float rad)</text:p>
      <text:p text:style-name="P7">{</text:p>
      <text:p text:style-name="P7"><text:s text:c="4"/>float area;</text:p>
      <text:p text:style-name="P7"><text:s text:c="4"/>area=3.14*(rad*rad);</text:p>
      <text:p text:style-name="P7"><text:s text:c="4"/>cout&lt;&lt;"The area of circle is "&lt;&lt;area&lt;&lt;" ."&lt;&lt;endl;</text:p>
      <text:p text:style-name="P7"><text:s text:c="4"/>return;</text:p>
      <text:p text:style-name="P7">}</text:p>
      <text:p text:style-name="P7"/>
      <text:p text:style-name="P7">void area(int l,int b)</text:p>
      <text:p text:style-name="P7">{</text:p>
      <text:p text:style-name="P7"><text:s text:c="4"/>int area;</text:p>
      <text:p text:style-name="P7"><text:s text:c="4"/>area=l*b;</text:p>
      <text:p text:style-name="P7"><text:s text:c="4"/>cout&lt;&lt;"The area of the rectangle is "&lt;&lt;area&lt;&lt;" ."&lt;&lt;endl;</text:p>
      <text:p text:style-name="P7"><text:s text:c="4"/>return;</text:p>
      <text:p text:style-name="P7">}</text:p>
      <text:p text:style-name="P7"/>
      <text:p text:style-name="P7">void area(float b,float h)</text:p>
      <text:p text:style-name="P7">{</text:p>
      <text:p text:style-name="P7"><text:s text:c="4"/>float area;</text:p>
      <text:p text:style-name="P7"><text:s text:c="4"/>area=0.5*b*h;</text:p>
      <text:p text:style-name="P7"><text:s text:c="4"/>cout&lt;&lt;"The area of the triangle is "&lt;&lt;area&lt;&lt;" ."&lt;&lt;endl;</text:p>
      <text:p text:style-name="P7"><text:s text:c="4"/>return;</text:p>
      <text:p text:style-name="P7">}</text:p>
      <text:p text:style-name="P7"/>
      <text:p text:style-name="P8">9.#include&lt;iostream&gt;</text:p>
      <text:p text:style-name="P8">using namespace std;</text:p>
      <text:p text:style-name="P8">void sum(int,int);</text:p>
      <text:p text:style-name="P8">void sum(float,float);</text:p>
      <text:p text:style-name="P8">int main()</text:p>
      <text:p text:style-name="P8">{</text:p>
      <text:p text:style-name="P8"><text:s text:c="4"/>int num1,num2,c;</text:p>
      <text:p text:style-name="P8"><text:s text:c="4"/>float num3,num4;</text:p>
      <text:p text:style-name="P8"><text:s text:c="4"/>cout&lt;&lt;"1.Add int numbers"&lt;&lt;endl&lt;&lt;"2.Add float numbers"&lt;&lt;endl;</text:p>
      <text:p text:style-name="P8"><text:s text:c="4"/>cin&gt;&gt;c;</text:p>
      <text:p text:style-name="P8"><text:s text:c="4"/>if(c==1)</text:p>
      <text:p text:style-name="P8"><text:s text:c="4"/>{</text:p>
      <text:p text:style-name="P8"><text:soft-page-break/><text:s text:c="8"/>cout&lt;&lt;"Enter two numbers :-";</text:p>
      <text:p text:style-name="P8"><text:s text:c="8"/>cin&gt;&gt;num1&gt;&gt;num2;</text:p>
      <text:p text:style-name="P8"><text:s text:c="8"/>sum(num1,num2);</text:p>
      <text:p text:style-name="P8"><text:s text:c="4"/>}</text:p>
      <text:p text:style-name="P8"><text:s text:c="4"/>else</text:p>
      <text:p text:style-name="P8"><text:s text:c="4"/>{</text:p>
      <text:p text:style-name="P8"><text:s text:c="8"/>cout&lt;&lt;"Enter two numbers :-";</text:p>
      <text:p text:style-name="P8"><text:s text:c="8"/>cin&gt;&gt;num3&gt;&gt;num4;</text:p>
      <text:p text:style-name="P8"><text:s text:c="8"/>sum(num3,num4);</text:p>
      <text:p text:style-name="P8"><text:s text:c="4"/>}</text:p>
      <text:p text:style-name="P8"><text:s text:c="4"/>return 0;</text:p>
      <text:p text:style-name="P8">}</text:p>
      <text:p text:style-name="P8"/>
      <text:p text:style-name="P8">void sum(int a,int b)</text:p>
      <text:p text:style-name="P8">{</text:p>
      <text:p text:style-name="P8"><text:s text:c="4"/>int s;</text:p>
      <text:p text:style-name="P8"><text:s text:c="4"/>s=a+b;</text:p>
      <text:p text:style-name="P8"><text:s text:c="4"/>cout&lt;&lt;"The sum is "&lt;&lt;s&lt;&lt;endl;</text:p>
      <text:p text:style-name="P8"><text:s text:c="4"/>return;</text:p>
      <text:p text:style-name="P8">}</text:p>
      <text:p text:style-name="P8"/>
      <text:p text:style-name="P8">void sum(float a,float b)</text:p>
      <text:p text:style-name="P8">{</text:p>
      <text:p text:style-name="P8"><text:s text:c="4"/>float s;</text:p>
      <text:p text:style-name="P8"><text:s text:c="4"/>s=a+b;</text:p>
      <text:p text:style-name="P8"><text:s text:c="4"/>cout&lt;&lt;"The sum is "&lt;&lt;s&lt;&lt;" ."&lt;&lt;endl;</text:p>
      <text:p text:style-name="P8"><text:s text:c="4"/>return;</text:p>
      <text:p text:style-name="P8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1T22:41:37.066266687</meta:creation-date>
    <dc:date>2022-11-13T13:55:41.536893597</dc:date>
    <meta:editing-duration>PT1H30M1S</meta:editing-duration>
    <meta:editing-cycles>5</meta:editing-cycles>
    <meta:generator>LibreOffice/7.3.6.2$Linux_X86_64 LibreOffice_project/30$Build-2</meta:generator>
    <meta:document-statistic meta:table-count="0" meta:image-count="0" meta:object-count="0" meta:page-count="7" meta:paragraph-count="273" meta:word-count="589" meta:character-count="4905" meta:non-whitespace-character-count="3514"/>
  </office:meta>
</office:document-meta>
</file>